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03bc" officeooo:paragraph-rsid="001c03bc"/>
    </style:style>
    <style:style style:name="P2" style:family="paragraph" style:parent-style-name="Standard">
      <style:paragraph-properties fo:text-align="center" style:justify-single-word="false"/>
      <style:text-properties fo:color="#800080" loext:opacity="100%" style:font-name="Arial" fo:font-size="28pt" style:text-underline-style="solid" style:text-underline-width="auto" style:text-underline-color="font-color" fo:font-weight="bold" officeooo:rsid="001c03bc" officeooo:paragraph-rsid="001c03b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Arial" fo:font-size="18pt" style:text-underline-style="solid" style:text-underline-width="auto" style:text-underline-color="font-color" fo:font-weight="bold" officeooo:rsid="001d4125" officeooo:paragraph-rsid="001d4125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mean not quite a master yet, but at least I am doing something</text:p>
      <text:p text:style-name="P1"/>
      <text:p text:style-name="P2">Better Than Nothing Solutions inc.</text:p>
      <text:p text:style-name="P3">“Meh. It’s good enough!” – Mediocra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l" fo:country="N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20:18:45.891000000</dc:date>
    <meta:editing-duration>PT1M41S</meta:editing-duration>
    <meta:editing-cycles>2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3" meta:word-count="24" meta:character-count="136" meta:non-whitespace-character-count="114"/>
  </office:meta>
</office:document-meta>
</file>